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996633" fo:font-size="15pt" fo:font-style="italic" officeooo:rsid="00182a8c" officeooo:paragraph-rsid="00182a8c" style:font-size-asian="15pt" style:font-style-asian="italic" style:font-size-complex="15pt" style:font-style-complex="italic"/>
    </style:style>
    <style:style style:name="P2" style:family="paragraph" style:parent-style-name="Text_20_body">
      <style:text-properties fo:font-size="14pt" officeooo:rsid="00182a8c" officeooo:paragraph-rsid="00182a8c" style:font-size-asian="14pt" style:font-size-complex="14pt"/>
    </style:style>
    <style:style style:name="P3" style:family="paragraph" style:parent-style-name="Text_20_body">
      <style:text-properties fo:font-size="22pt" officeooo:rsid="0018a9c4" officeooo:paragraph-rsid="0018a9c4" style:font-size-asian="22pt" style:font-size-complex="22pt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82a8c"/>
    </style:style>
    <style:style style:name="P6" style:family="paragraph" style:parent-style-name="Text_20_body">
      <style:paragraph-properties fo:margin-top="0cm" fo:margin-bottom="0cm" loext:contextual-spacing="false"/>
      <style:text-properties fo:font-size="14pt" officeooo:paragraph-rsid="00182a8c" style:font-size-asian="14pt" style:font-size-complex="14pt"/>
    </style:style>
    <style:style style:name="P7" style:family="paragraph" style:parent-style-name="Heading_20_1">
      <style:text-properties fo:color="#ff3333"/>
    </style:style>
    <style:style style:name="P8" style:family="paragraph" style:parent-style-name="Preformatted_20_Text">
      <style:paragraph-properties fo:margin-top="0cm" fo:margin-bottom="0.499cm" loext:contextual-spacing="false"/>
      <style:text-properties officeooo:paragraph-rsid="00182a8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82a8c" style:font-size-asian="14pt" style:font-size-complex="14pt"/>
    </style:style>
    <style:style style:name="T3" style:family="text">
      <style:text-properties fo:font-size="16pt" officeooo:rsid="00182a8c" style:font-size-asian="16pt" style:font-size-complex="1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officeooo:rsid="00182a8c"/>
    </style:style>
    <style:style style:name="T6" style:family="text">
      <style:text-properties fo:font-size="15pt" officeooo:rsid="00182a8c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4">libgcc_s.so.1 must be installed for pthread_cancel to work</text:span></text:h>
      <text:p text:style-name="Text_20_body"><text:span text:style-name="T4"/></text:p>
      <text:p text:style-name="P1">We can solve this problem in following way,</text:p>
      <text:p text:style-name="P4"/>
      <text:p text:style-name="P4"><text:span text:style-name="T2">1. Search</text:span><text:span text:style-name="T1"> </text:span><text:span text:style-name="T2">t</text:span><text:span text:style-name="T1">he libgcc</text:span><text:span text:style-name="T2">1 </text:span><text:span text:style-name="T1">package for i386 </text:span><text:span text:style-name="T2">using following link</text:span><text:line-break/><text:a xlink:type="simple" xlink:href="http://packages.ubuntu.com/" office:target-frame-name="_blank" xlink:show="new" text:style-name="Internet_20_link" text:visited-style-name="Visited_20_Internet_20_Link"><text:span text:style-name="T6">http://packages.ubuntu.com/</text:span></text:a><text:line-break/><text:line-break/><text:span text:style-name="T2">2. E</text:span><text:span text:style-name="T1">xtract the package in a temp directory, in my case</text:span></text:p>
      <text:p text:style-name="P4"/>
      <text:p text:style-name="P8">dpkg -x <text:span text:style-name="T5">libgcc1_4.9.1-16ubuntu6_i386</text:span> ./lib<text:span text:style-name="T5">gcc1_tmp</text:span></text:p>
      <text:p text:style-name="P6">3. <text:span text:style-name="T5">C</text:span>opy <text:span text:style-name="T5">libgcc_s.so.1</text:span> in /lib32 </text:p>
      <text:p text:style-name="P5"/>
      <text:p text:style-name="P8">sudo cp ./libgc<text:span text:style-name="T5">c1_tmp</text:span>/lib/<text:span text:style-name="T5">i386-linux-gnu/</text:span>libgcc_s.so.1 /lib32</text:p>
      <text:p text:style-name="P2">4. Now you done!!!</text:p>
      <text:p text:style-name="P2"/>
      <text:p text:style-name="P3">Note: <text:s/>Don't install, only follow above instruction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8:27:08.621961431</meta:creation-date>
    <dc:date>2015-03-31T18:47:58.565316336</dc:date>
    <meta:editing-duration>PT4M18S</meta:editing-duration>
    <meta:editing-cycles>1</meta:editing-cycles>
    <meta:document-statistic meta:table-count="0" meta:image-count="0" meta:object-count="0" meta:page-count="1" meta:paragraph-count="8" meta:word-count="62" meta:character-count="457" meta:non-whitespace-character-count="400"/>
    <meta:generator>LibreOffice/4.3.2.2$Linux_X86_64 LibreOffice_project/430m0$Build-2</meta:generator>
  </office:meta>
</office:document-meta>
</file>